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066" officeooo:paragraph-rsid="001a3066"/>
    </style:style>
    <style:style style:name="P2" style:family="paragraph" style:parent-style-name="Standard">
      <style:paragraph-properties fo:text-align="center" style:justify-single-word="false"/>
      <style:text-properties officeooo:rsid="001af644" officeooo:paragraph-rsid="001af644"/>
    </style:style>
    <style:style style:name="P3" style:family="paragraph" style:parent-style-name="Standard">
      <style:paragraph-properties fo:text-align="start" style:justify-single-word="false"/>
      <style:text-properties officeooo:rsid="001c52cf" officeooo:paragraph-rsid="001c52cf"/>
    </style:style>
    <style:style style:name="P4" style:family="paragraph" style:parent-style-name="Standard">
      <style:paragraph-properties fo:text-align="start" style:justify-single-word="false"/>
      <style:text-properties officeooo:rsid="001e4929" officeooo:paragraph-rsid="001e4929"/>
    </style:style>
    <style:style style:name="P5" style:family="paragraph" style:parent-style-name="Standard">
      <style:paragraph-properties fo:text-align="start" style:justify-single-word="false"/>
      <style:text-properties officeooo:rsid="001f6b7d" officeooo:paragraph-rsid="001f6b7d"/>
    </style:style>
    <style:style style:name="P6" style:family="paragraph" style:parent-style-name="Standard">
      <style:paragraph-properties fo:text-align="start" style:justify-single-word="false"/>
      <style:text-properties officeooo:rsid="0020aed2" officeooo:paragraph-rsid="0020aed2"/>
    </style:style>
    <style:style style:name="P7" style:family="paragraph" style:parent-style-name="Standard">
      <style:paragraph-properties fo:text-align="start" style:justify-single-word="false"/>
      <style:text-properties officeooo:rsid="0022459c" officeooo:paragraph-rsid="0022459c"/>
    </style:style>
    <style:style style:name="T1" style:family="text">
      <style:text-properties officeooo:rsid="001af644"/>
    </style:style>
    <style:style style:name="T2" style:family="text">
      <style:text-properties officeooo:rsid="001e4929"/>
    </style:style>
    <style:style style:name="T3" style:family="text">
      <style:text-properties officeooo:rsid="0020aed2"/>
    </style:style>
    <style:style style:name="T4" style:family="text">
      <style:text-properties officeooo:rsid="0022459c"/>
    </style:style>
    <style:style style:name="T5" style:family="text">
      <style:text-properties officeooo:rsid="00228710"/>
    </style:style>
    <style:style style:name="T6" style:family="text">
      <style:text-properties officeooo:rsid="00239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a C Shell to Emulate <text:span text:style-name="T1">a Linux Terminal </text:span></text:p>
      <text:p text:style-name="P2">Ingrid Rumbaugh </text:p>
      <text:p text:style-name="P2">Computer Science, Lafayette College </text:p>
      <text:p text:style-name="P2"/>
      <text:p text:style-name="P3">Usually starting a project is difficult and intimidating. But for whatever reason, whether it be my experience as a software engineer at Booz Allen, or my enthusiasm for <text:span text:style-name="T2">Computer Organization transferring over to this class, I felt it easy to pick up this project. </text:span></text:p>
      <text:p text:style-name="P4">I started by just getting some kind of output and accepting an input, the basics of a shell. Once I got rolling, I found it easy to add most of the essential components of the project. I think that’s when I realized that I had actually become comfortable with C programming. This was weird – but good. I remember struggling so much in 203 with understanding pointers and addresses, but now somehow I had figured it out and implemented it. </text:p>
      <text:p text:style-name="P4">I think that this was because I learned to be a lot more independent in my programming since taking 203 and just felt more confident using Sublime and the command line rather than trying to wrestle with QT Creator. </text:p>
      <text:p text:style-name="P5">The things that I struggled with more were setting environment variables, writing a signal handler, and piping commands. <text:span text:style-name="T3">I’m used to setting environment variables as needed in the ~/.bashrc, but needed help with the syntax of automating that in C. </text:span></text:p>
      <text:p text:style-name="P6">Once I got started on the signal handler / got some more context for what it was supposed to do, it was easier to tackle. </text:p>
      <text:p text:style-name="P6">Pipes were a different story. </text:p>
      <text:p text:style-name="P6">I definitely spent a lot of time researching and sitting in office hours trying to just fundamentally understand what had to happen in order for the commands to work. Once I understood 2 pipes, getting 3 to work was still difficult. It took me 3 or 4 different approaches <text:span text:style-name="T5">just trying to get 2+ pipes to work, </text:span>until I got it to finally <text:span text:style-name="T5">run</text:span>. </text:p>
      <text:p text:style-name="P6">However, I became much more familiar with manual pages, writing code in C, and understanding how signals are handled in Linux. <text:span text:style-name="T4">This project helped me apply, very specifically, what we learned in class- which is how I learn best. </text:span></text:p>
      <text:p text:style-name="P7">Being a mechanical engineer in addition to a software engineer, I really enjoy knowing how something works down to the lowest level possible. I feel like in addition to 203, this class is helping me understand what happens when I boot up my computer and type <text:span text:style-name="T6">using</text:span> the command line, and I really enjoy tha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10:38.552074073</meta:creation-date>
    <dc:date>2019-03-10T18:35:47.170260269</dc:date>
    <meta:editing-duration>PT23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05" meta:character-count="2294" meta:non-whitespace-character-count="1888"/>
  </office:meta>
</office:document-meta>
</file>